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10860">
            <text:p>T-10860</text:p>
          </table:table-cell>
          <table:table-cell office:value-type="float" office:value="76.567">
            <text:p>76.567</text:p>
          </table:table-cell>
          <table:table-cell office:value-type="float" office:value="16.735">
            <text:p>16.735</text:p>
          </table:table-cell>
          <table:table-cell office:value-type="float" office:value="6905.0">
            <text:p>6905.0</text:p>
          </table:table-cell>
          <table:table-cell office:value-type="float" office:value="105.0">
            <text:p>105.0</text:p>
          </table:table-cell>
          <table:table-cell office:value-type="string" office:value="Whalebone within beach gravels">
            <text:p>Whalebone with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iajaSalvigsen1995,FormanEtal2004">
            <text:p>ZiajaSalvigsen1995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10859">
            <text:p>T-10859</text:p>
          </table:table-cell>
          <table:table-cell office:value-type="float" office:value="76.582">
            <text:p>76.582</text:p>
          </table:table-cell>
          <table:table-cell office:value-type="float" office:value="16.812">
            <text:p>16.812</text:p>
          </table:table-cell>
          <table:table-cell office:value-type="float" office:value="6880.0">
            <text:p>6880.0</text:p>
          </table:table-cell>
          <table:table-cell office:value-type="float" office:value="55.0">
            <text:p>55.0</text:p>
          </table:table-cell>
          <table:table-cell office:value-type="string" office:value="Seaweed (Laminaria sp.) in beach gravels">
            <text:p>Seaweed (Laminaria sp.)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iajaSalvigsen1995,FormanEtal2004">
            <text:p>ZiajaSalvigsen1995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05">
            <text:p>T-9005</text:p>
          </table:table-cell>
          <table:table-cell office:value-type="float" office:value="76.7523">
            <text:p>76.7523</text:p>
          </table:table-cell>
          <table:table-cell office:value-type="float" office:value="15.9776">
            <text:p>15.9776</text:p>
          </table:table-cell>
          <table:table-cell office:value-type="float" office:value="8745.0">
            <text:p>8745.0</text:p>
          </table:table-cell>
          <table:table-cell office:value-type="float" office:value="60.0">
            <text:p>60.0</text:p>
          </table:table-cell>
          <table:table-cell office:value-type="string" office:value="Submarine peat">
            <text:p>Submarine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08">
            <text:p>T-9008</text:p>
          </table:table-cell>
          <table:table-cell office:value-type="float" office:value="76.7507">
            <text:p>76.7507</text:p>
          </table:table-cell>
          <table:table-cell office:value-type="float" office:value="16.0272">
            <text:p>16.0272</text:p>
          </table:table-cell>
          <table:table-cell office:value-type="float" office:value="7450.0">
            <text:p>7450.0</text:p>
          </table:table-cell>
          <table:table-cell office:value-type="float" office:value="55.0">
            <text:p>55.0</text:p>
          </table:table-cell>
          <table:table-cell office:value-type="string" office:value="Root of Pill us sp.">
            <text:p>Root of Pill us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06">
            <text:p>T-9006</text:p>
          </table:table-cell>
          <table:table-cell office:value-type="float" office:value="76.8003">
            <text:p>76.8003</text:p>
          </table:table-cell>
          <table:table-cell office:value-type="float" office:value="15.8354">
            <text:p>15.8354</text:p>
          </table:table-cell>
          <table:table-cell office:value-type="float" office:value="4335.0">
            <text:p>4335.0</text:p>
          </table:table-cell>
          <table:table-cell office:value-type="float" office:value="50.0">
            <text:p>50.0</text:p>
          </table:table-cell>
          <table:table-cell office:value-type="string" office:value="Log of Pillus sp.">
            <text:p>Log of Pillus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Geomorphology">
            <text:p>Geomorphology</text:p>
          </table:table-cell>
          <table:table-cell office:value-type="string" office:value="Sorkapp_Land-1">
            <text:p>Sorkapp_Land-1</text:p>
          </table:table-cell>
          <table:table-cell office:value-type="float" office:value="76.7969">
            <text:p>76.7969</text:p>
          </table:table-cell>
          <table:table-cell office:value-type="float" office:value="15.9531">
            <text:p>15.9531</text:p>
          </table:table-cell>
          <table:table-cell office:value-type="float" office:value="12900.0">
            <text:p>12900.0</text:p>
          </table:table-cell>
          <table:table-cell office:value-type="float" office:value="300.0">
            <text:p>300.0</text:p>
          </table:table-cell>
          <table:table-cell office:value-type="string" office:value="n_a">
            <text:p>n_a</text:p>
          </table:table-cell>
          <table:table-cell office:value-type="string" office:value="n_a">
            <text:p>n_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7.8">
            <text:p>37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10">
            <text:p>T-9010</text:p>
          </table:table-cell>
          <table:table-cell office:value-type="float" office:value="76.776">
            <text:p>76.776</text:p>
          </table:table-cell>
          <table:table-cell office:value-type="float" office:value="15.9197">
            <text:p>15.9197</text:p>
          </table:table-cell>
          <table:table-cell office:value-type="float" office:value="9935.0">
            <text:p>9935.0</text:p>
          </table:table-cell>
          <table:table-cell office:value-type="float" office:value="130.0">
            <text:p>130.0</text:p>
          </table:table-cell>
          <table:table-cell office:value-type="string" office:value="Whale vertebrae">
            <text:p>Whale vertebra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9">
            <text:p>10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12">
            <text:p>T-9012</text:p>
          </table:table-cell>
          <table:table-cell office:value-type="float" office:value="76.7475">
            <text:p>76.7475</text:p>
          </table:table-cell>
          <table:table-cell office:value-type="float" office:value="16.0662">
            <text:p>16.0662</text:p>
          </table:table-cell>
          <table:table-cell office:value-type="float" office:value="9680.0">
            <text:p>9680.0</text:p>
          </table:table-cell>
          <table:table-cell office:value-type="float" office:value="130.0">
            <text:p>130.0</text:p>
          </table:table-cell>
          <table:table-cell office:value-type="string" office:value="Whale cranium">
            <text:p>Whale craniu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15">
            <text:p>T-9015</text:p>
          </table:table-cell>
          <table:table-cell office:value-type="float" office:value="76.8644">
            <text:p>76.8644</text:p>
          </table:table-cell>
          <table:table-cell office:value-type="float" office:value="15.5928">
            <text:p>15.5928</text:p>
          </table:table-cell>
          <table:table-cell office:value-type="float" office:value="6055.0">
            <text:p>6055.0</text:p>
          </table:table-cell>
          <table:table-cell office:value-type="float" office:value="85.0">
            <text:p>85.0</text:p>
          </table:table-cell>
          <table:table-cell office:value-type="string" office:value="Whale cranium">
            <text:p>Whale craniu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17">
            <text:p>T-9017</text:p>
          </table:table-cell>
          <table:table-cell office:value-type="float" office:value="76.8667">
            <text:p>76.8667</text:p>
          </table:table-cell>
          <table:table-cell office:value-type="float" office:value="15.5286">
            <text:p>15.5286</text:p>
          </table:table-cell>
          <table:table-cell office:value-type="float" office:value="685.0">
            <text:p>685.0</text:p>
          </table:table-cell>
          <table:table-cell office:value-type="float" office:value="60.0">
            <text:p>60.0</text:p>
          </table:table-cell>
          <table:table-cell office:value-type="string" office:value="Whalejaw">
            <text:p>Whalejaw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19">
            <text:p>T-9019</text:p>
          </table:table-cell>
          <table:table-cell office:value-type="float" office:value="76.802">
            <text:p>76.802</text:p>
          </table:table-cell>
          <table:table-cell office:value-type="float" office:value="15.8226">
            <text:p>15.8226</text:p>
          </table:table-cell>
          <table:table-cell office:value-type="float" office:value="3305.0">
            <text:p>3305.0</text:p>
          </table:table-cell>
          <table:table-cell office:value-type="float" office:value="90.0">
            <text:p>90.0</text:p>
          </table:table-cell>
          <table:table-cell office:value-type="string" office:value="Log of Pillus sp.">
            <text:p>Log of Pillus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10861">
            <text:p>T-10861</text:p>
          </table:table-cell>
          <table:table-cell office:value-type="float" office:value="76.566">
            <text:p>76.566</text:p>
          </table:table-cell>
          <table:table-cell office:value-type="float" office:value="16.583">
            <text:p>16.583</text:p>
          </table:table-cell>
          <table:table-cell office:value-type="float" office:value="3155.0">
            <text:p>3155.0</text:p>
          </table:table-cell>
          <table:table-cell office:value-type="float" office:value="85.0">
            <text:p>85.0</text:p>
          </table:table-cell>
          <table:table-cell office:value-type="string" office:value="Seaweed (Laminaria sp.) in beach gravels">
            <text:p>Seaweed (Laminaria sp.)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iajaSalvigsen1995,FormanEtal2004">
            <text:p>ZiajaSalvigsen1995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a-1450">
            <text:p>Ua-1450</text:p>
          </table:table-cell>
          <table:table-cell office:value-type="float" office:value="76.9162">
            <text:p>76.9162</text:p>
          </table:table-cell>
          <table:table-cell office:value-type="float" office:value="15.6931">
            <text:p>15.6931</text:p>
          </table:table-cell>
          <table:table-cell office:value-type="float" office:value="11200.0">
            <text:p>11200.0</text:p>
          </table:table-cell>
          <table:table-cell office:value-type="float" office:value="140.0">
            <text:p>140.0</text:p>
          </table:table-cell>
          <table:table-cell office:value-type="string" office:value="Sbell fragments in beacb ridge">
            <text:p>Sbell fragments in beacb ridg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619">
            <text:p>U-619</text:p>
          </table:table-cell>
          <table:table-cell office:value-type="float" office:value="77.0">
            <text:p>77.0</text:p>
          </table:table-cell>
          <table:table-cell office:value-type="float" office:value="15.542">
            <text:p>15.542</text:p>
          </table:table-cell>
          <table:table-cell office:value-type="float" office:value="1080.0">
            <text:p>1080.0</text:p>
          </table:table-cell>
          <table:table-cell office:value-type="float" office:value="70.0">
            <text:p>70.0</text:p>
          </table:table-cell>
          <table:table-cell office:value-type="string" office:value="10-m long log on surface">
            <text:p>10-m long log on surfac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665">
            <text:p>U-665</text:p>
          </table:table-cell>
          <table:table-cell office:value-type="float" office:value="77.0">
            <text:p>77.0</text:p>
          </table:table-cell>
          <table:table-cell office:value-type="float" office:value="15.558">
            <text:p>15.558</text:p>
          </table:table-cell>
          <table:table-cell office:value-type="float" office:value="9620.0">
            <text:p>9620.0</text:p>
          </table:table-cell>
          <table:table-cell office:value-type="float" office:value="110.0">
            <text:p>110.0</text:p>
          </table:table-cell>
          <table:table-cell office:value-type="string" office:value="Shell fragments of Mya truncata and Hiatella arctica">
            <text:p>Shell fragments of 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a-1451">
            <text:p>Ua-1451</text:p>
          </table:table-cell>
          <table:table-cell office:value-type="float" office:value="76.9433">
            <text:p>76.9433</text:p>
          </table:table-cell>
          <table:table-cell office:value-type="float" office:value="15.9061">
            <text:p>15.9061</text:p>
          </table:table-cell>
          <table:table-cell office:value-type="float" office:value="10675.0">
            <text:p>10675.0</text:p>
          </table:table-cell>
          <table:table-cell office:value-type="float" office:value="135.0">
            <text:p>135.0</text:p>
          </table:table-cell>
          <table:table-cell office:value-type="string" office:value="Shell fragments from beach gravel">
            <text:p>Shell fragments from beach grave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a-1449">
            <text:p>Ua-1449</text:p>
          </table:table-cell>
          <table:table-cell office:value-type="float" office:value="76.7969">
            <text:p>76.7969</text:p>
          </table:table-cell>
          <table:table-cell office:value-type="float" office:value="15.9531">
            <text:p>15.9531</text:p>
          </table:table-cell>
          <table:table-cell office:value-type="float" office:value="11365.0">
            <text:p>11365.0</text:p>
          </table:table-cell>
          <table:table-cell office:value-type="float" office:value="135.0">
            <text:p>135.0</text:p>
          </table:table-cell>
          <table:table-cell office:value-type="string" office:value="Shell fragments from beach gravel">
            <text:p>Shell fragments from beach grave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vigsenElgersma1993">
            <text:p>SalvigsenElgersma1993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703">
            <text:p>U-703</text:p>
          </table:table-cell>
          <table:table-cell office:value-type="float" office:value="77.0">
            <text:p>77.0</text:p>
          </table:table-cell>
          <table:table-cell office:value-type="float" office:value="15.558">
            <text:p>15.558</text:p>
          </table:table-cell>
          <table:table-cell office:value-type="float" office:value="9380.0">
            <text:p>9380.0</text:p>
          </table:table-cell>
          <table:table-cell office:value-type="float" office:value="140.0">
            <text:p>140.0</text:p>
          </table:table-cell>
          <table:table-cell office:value-type="string" office:value="Whale lower jawbone, 1.9-m long">
            <text:p>Whale lower jawbone, 1.9-m long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Gd-6583">
            <text:p>Gd-6583</text:p>
          </table:table-cell>
          <table:table-cell office:value-type="float" office:value="76.589">
            <text:p>76.589</text:p>
          </table:table-cell>
          <table:table-cell office:value-type="float" office:value="16.837">
            <text:p>16.837</text:p>
          </table:table-cell>
          <table:table-cell office:value-type="float" office:value="7020.0">
            <text:p>7020.0</text:p>
          </table:table-cell>
          <table:table-cell office:value-type="float" office:value="160.0">
            <text:p>160.0</text:p>
          </table:table-cell>
          <table:table-cell office:value-type="string" office:value="Seaweed (Laminaria sp.) in beach gravels">
            <text:p>Seaweed (Laminaria sp.)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ojcikZiaja1993,ZiajaSalvigsen1995,FormanEtal2004">
            <text:p>WojcikZiaja1993,ZiajaSalvigsen1995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2048">
            <text:p>U-2048</text:p>
          </table:table-cell>
          <table:table-cell office:value-type="float" office:value="77.0">
            <text:p>77.0</text:p>
          </table:table-cell>
          <table:table-cell office:value-type="float" office:value="15.542">
            <text:p>15.542</text:p>
          </table:table-cell>
          <table:table-cell office:value-type="float" office:value="1120.0">
            <text:p>1120.0</text:p>
          </table:table-cell>
          <table:table-cell office:value-type="float" office:value="70.0">
            <text:p>70.0</text:p>
          </table:table-cell>
          <table:table-cell office:value-type="string" office:value="Whale jaw bone">
            <text:p>Whale jaw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2079">
            <text:p>U-2079</text:p>
          </table:table-cell>
          <table:table-cell office:value-type="float" office:value="77.0">
            <text:p>77.0</text:p>
          </table:table-cell>
          <table:table-cell office:value-type="float" office:value="15.558">
            <text:p>15.558</text:p>
          </table:table-cell>
          <table:table-cell office:value-type="float" office:value="9310.0">
            <text:p>9310.0</text:p>
          </table:table-cell>
          <table:table-cell office:value-type="float" office:value="180.0">
            <text:p>180.0</text:p>
          </table:table-cell>
          <table:table-cell office:value-type="string" office:value="Shell valves of Mya truncata, A. borealis and C. islandica">
            <text:p>Shell valves of Mya truncata, A. borealis and C.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2130">
            <text:p>U-2130</text:p>
          </table:table-cell>
          <table:table-cell office:value-type="float" office:value="77.0">
            <text:p>77.0</text:p>
          </table:table-cell>
          <table:table-cell office:value-type="float" office:value="15.558">
            <text:p>15.558</text:p>
          </table:table-cell>
          <table:table-cell office:value-type="float" office:value="9840.0">
            <text:p>9840.0</text:p>
          </table:table-cell>
          <table:table-cell office:value-type="float" office:value="230.0">
            <text:p>230.0</text:p>
          </table:table-cell>
          <table:table-cell office:value-type="string" office:value="Another collagen fraction of U-703">
            <text:p>Another collagen fraction of U-703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U-682">
            <text:p>U-682</text:p>
          </table:table-cell>
          <table:table-cell office:value-type="float" office:value="77.0">
            <text:p>77.0</text:p>
          </table:table-cell>
          <table:table-cell office:value-type="float" office:value="15.483">
            <text:p>15.483</text:p>
          </table:table-cell>
          <table:table-cell office:value-type="float" office:value="7210.0">
            <text:p>7210.0</text:p>
          </table:table-cell>
          <table:table-cell office:value-type="float" office:value="90.0">
            <text:p>90.0</text:p>
          </table:table-cell>
          <table:table-cell office:value-type="string" office:value="Shell fragments mostly of Balanus sp.">
            <text:p>Shell fragments mostly of Balanus s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irkenmajerOlsson1970,FormanEtal2004">
            <text:p>BirkenmajerOlsson1970,FormanEtal2004</text:p>
          </table:table-cell>
        </table:table-row>
        <table:table-row>
          <table:table-cell office:value-type="string" office:value="Southern_Sorkapp_Land">
            <text:p>Southern_Sorkapp_Land</text:p>
          </table:table-cell>
          <table:table-cell office:value-type="string" office:value="radiocarbon">
            <text:p>radiocarbon</text:p>
          </table:table-cell>
          <table:table-cell office:value-type="string" office:value="T-9002">
            <text:p>T-9002</text:p>
          </table:table-cell>
          <table:table-cell office:value-type="float" office:value="76.793">
            <text:p>76.793</text:p>
          </table:table-cell>
          <table:table-cell office:value-type="float" office:value="15.9445">
            <text:p>15.9445</text:p>
          </table:table-cell>
          <table:table-cell office:value-type="float" office:value="10300.0">
            <text:p>10300.0</text:p>
          </table:table-cell>
          <table:table-cell office:value-type="float" office:value="115.0">
            <text:p>115.0</text:p>
          </table:table-cell>
          <table:table-cell office:value-type="string" office:value="Whale vertebrae">
            <text:p>Whale vertebra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Elgersma1993">
            <text:p>SalvigsenElgersma19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